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lk_results" table:style-name="ta1">
        <table:shapes>
          <draw:frame draw:z-index="0" draw:style-name="gr1" draw:text-style-name="P1" svg:width="926.42pt" svg:height="444.81pt" svg:x="508.79pt" svg:y="52.02pt">
            <loext:p draw:notify-on-update-of-ranges="walk_results.D17:walk_results.D32 walk_results.J17:walk_results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3" calcext:value-type="float">
            <text:p>4.2530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2" calcext:value-type="float">
            <text:p>2.51132E-05</text:p>
          </table:table-cell>
          <table:table-cell/>
          <table:table-cell table:formula="of:=([.H17]-[.F17])*1000000000" office:value-type="float" office:value="12.7000000000007" calcext:value-type="float">
            <text:p>12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" calcext:value-type="float">
            <text:p>0.000025113</text:p>
          </table:table-cell>
          <table:table-cell/>
          <table:table-cell table:formula="of:=([.H18]-[.F18])*1000000000" office:value-type="float" office:value="12.5000000000003" calcext:value-type="float">
            <text:p>12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9" calcext:value-type="float">
            <text:p>2.51129E-05</text:p>
          </table:table-cell>
          <table:table-cell/>
          <table:table-cell table:formula="of:=([.H19]-[.F19])*1000000000" office:value-type="float" office:value="12.4000000000001" calcext:value-type="float">
            <text:p>12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8" calcext:value-type="float">
            <text:p>2.51128E-05</text:p>
          </table:table-cell>
          <table:table-cell/>
          <table:table-cell table:formula="of:=([.H20]-[.F20])*1000000000" office:value-type="float" office:value="12.2999999999999" calcext:value-type="float">
            <text:p>12.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7" calcext:value-type="float">
            <text:p>2.51127E-05</text:p>
          </table:table-cell>
          <table:table-cell/>
          <table:table-cell table:formula="of:=([.H21]-[.F21])*1000000000" office:value-type="float" office:value="12.1999999999996" calcext:value-type="float">
            <text:p>12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22]-[.F22])*1000000000" office:value-type="float" office:value="12.0999999999994" calcext:value-type="float">
            <text:p>12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23]-[.F23])*1000000000" office:value-type="float" office:value="12.0999999999994" calcext:value-type="float">
            <text:p>12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6" calcext:value-type="float">
            <text:p>2.51126E-05</text:p>
          </table:table-cell>
          <table:table-cell/>
          <table:table-cell table:formula="of:=([.H24]-[.F24])*1000000000" office:value-type="float" office:value="12.0999999999994" calcext:value-type="float">
            <text:p>12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7" calcext:value-type="float">
            <text:p>2.51127E-05</text:p>
          </table:table-cell>
          <table:table-cell/>
          <table:table-cell table:formula="of:=([.H25]-[.F25])*1000000000" office:value-type="float" office:value="12.1999999999996" calcext:value-type="float">
            <text:p>12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8" calcext:value-type="float">
            <text:p>2.51128E-05</text:p>
          </table:table-cell>
          <table:table-cell/>
          <table:table-cell table:formula="of:=([.H26]-[.F26])*1000000000" office:value-type="float" office:value="12.2999999999999" calcext:value-type="float">
            <text:p>12.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" calcext:value-type="float">
            <text:p>0.000025113</text:p>
          </table:table-cell>
          <table:table-cell/>
          <table:table-cell table:formula="of:=([.H27]-[.F27])*1000000000" office:value-type="float" office:value="12.5000000000003" calcext:value-type="float">
            <text:p>12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34" calcext:value-type="float">
            <text:p>2.51134E-05</text:p>
          </table:table-cell>
          <table:table-cell/>
          <table:table-cell table:formula="of:=([.H28]-[.F28])*1000000000" office:value-type="float" office:value="12.9000000000012" calcext:value-type="float">
            <text:p>12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" calcext:value-type="float">
            <text:p>0.000025114</text:p>
          </table:table-cell>
          <table:table-cell/>
          <table:table-cell table:formula="of:=([.H29]-[.F29])*1000000000" office:value-type="float" office:value="13.4999999999991" calcext:value-type="float">
            <text:p>13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7" calcext:value-type="float">
            <text:p>2.51147E-05</text:p>
          </table:table-cell>
          <table:table-cell/>
          <table:table-cell table:formula="of:=([.H30]-[.F30])*1000000000" office:value-type="float" office:value="14.2000000000006" calcext:value-type="float">
            <text:p>14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54" calcext:value-type="float">
            <text:p>2.51154E-05</text:p>
          </table:table-cell>
          <table:table-cell/>
          <table:table-cell table:formula="of:=([.H31]-[.F31])*1000000000" office:value-type="float" office:value="14.8999999999988" calcext:value-type="float">
            <text:p>14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1" calcext:value-type="float">
            <text:p>2.51161E-05</text:p>
          </table:table-cell>
          <table:table-cell/>
          <table:table-cell table:formula="of:=([.H32]-[.F32])*1000000000" office:value-type="float" office:value="15.6000000000003" calcext:value-type="float">
            <text:p>15.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3.5000000000009" calcext:value-type="float">
            <text:p>3.5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3:21:34.25346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3:22:35.914768180</dc:date>
    <meta:editing-duration>PT3M57S</meta:editing-duration>
    <meta:editing-cycles>2</meta:editing-cycles>
    <meta:generator>LibreOffice/5.0.6.2$Linux_X86_64 LibreOffice_project/00$Build-2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83cm" svg:height="15.693cm" xlink:href=".." xlink:type="simple" chart:class="chart:scatter" chart:style-name="ch1">
        <chart:plot-area chart:style-name="ch2" table:cell-range-address="walk_results.D17:walk_results.D32 walk_results.J17:walk_results.J32" svg:x="1.668cm" svg:y="0.313cm" svg:width="30.362cm" svg:height="14.082cm">
          <chartooo:coordinate-region svg:x="2.106cm" svg:y="0.514cm" svg:width="29.642cm" svg:height="13.23cm"/>
          <chart:axis chart:dimension="x" chart:name="primary-x" chart:style-name="ch3">
            <chart:title svg:x="15.802cm" svg:y="14.708cm" chart:style-name="ch4">
              <text:p>Amplitude (V)</text:p>
            </chart:title>
          </chart:axis>
          <chart:axis chart:dimension="y" chart:name="primary-y" chart:style-name="ch5">
            <chart:title svg:x="0.451cm" svg:y="9.096cm" chart:style-name="ch6">
              <text:p>Propogation Delay (ns)</text:p>
            </chart:title>
            <chart:grid chart:style-name="ch7" chart:class="major"/>
          </chart:axis>
          <chart:series chart:style-name="ch8" chart:values-cell-range-address="walk_results.J17:walk_results.J32" chart:class="chart:scatter">
            <chart:domain table:cell-range-address="walk_results.D17:walk_results.D3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009">
                <text:p>0.0260009</text:p>
                <draw:g>
                  <svg:desc>walk_results.D17:walk_results.D32</svg:desc>
                </draw:g>
              </table:table-cell>
              <table:table-cell office:value-type="float" office:value="12.7000000000007">
                <text:p>12.7000000000007</text:p>
                <draw:g>
                  <svg:desc>walk_results.J17:walk_result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809">
                <text:p>0.0345809</text:p>
              </table:table-cell>
              <table:table-cell office:value-type="float" office:value="12.5000000000003">
                <text:p>12.5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23">
                <text:p>0.0459923</text:p>
              </table:table-cell>
              <table:table-cell office:value-type="float" office:value="12.4000000000001">
                <text:p>12.4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695">
                <text:p>0.0611695</text:p>
              </table:table-cell>
              <table:table-cell office:value-type="float" office:value="12.2999999999999">
                <text:p>12.2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3551">
                <text:p>0.0813551</text:p>
              </table:table-cell>
              <table:table-cell office:value-type="float" office:value="12.1999999999996">
                <text:p>12.199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202">
                <text:p>0.108202</text:p>
              </table:table-cell>
              <table:table-cell office:value-type="float" office:value="12.0999999999994">
                <text:p>12.0999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908">
                <text:p>0.143908</text:p>
              </table:table-cell>
              <table:table-cell office:value-type="float" office:value="12.0999999999994">
                <text:p>12.099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398">
                <text:p>0.191398</text:p>
              </table:table-cell>
              <table:table-cell office:value-type="float" office:value="12.0999999999994">
                <text:p>12.099999999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559">
                <text:p>0.254559</text:p>
              </table:table-cell>
              <table:table-cell office:value-type="float" office:value="12.1999999999996">
                <text:p>12.19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563">
                <text:p>0.338563</text:p>
              </table:table-cell>
              <table:table-cell office:value-type="float" office:value="12.2999999999999">
                <text:p>12.2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288">
                <text:p>0.450288</text:p>
              </table:table-cell>
              <table:table-cell office:value-type="float" office:value="12.5000000000003">
                <text:p>12.5000000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883">
                <text:p>0.598883</text:p>
              </table:table-cell>
              <table:table-cell office:value-type="float" office:value="12.9000000000012">
                <text:p>12.9000000000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514">
                <text:p>0.796514</text:p>
              </table:table-cell>
              <table:table-cell office:value-type="float" office:value="13.4999999999991">
                <text:p>13.4999999999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36">
                <text:p>1.05936</text:p>
              </table:table-cell>
              <table:table-cell office:value-type="float" office:value="14.2000000000006">
                <text:p>14.20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95">
                <text:p>1.40895</text:p>
              </table:table-cell>
              <table:table-cell office:value-type="float" office:value="14.8999999999988">
                <text:p>14.899999999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391">
                <text:p>1.87391</text:p>
              </table:table-cell>
              <table:table-cell office:value-type="float" office:value="15.6000000000003">
                <text:p>15.6000000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